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  <style:style style:name="ce3" style:family="table-cell" style:parent-style-name="Default" style:data-style-name="N2"/>
    <style:style style:name="ce4" style:family="table-cell" style:parent-style-name="Default" style:data-style-name="N122"/>
    <style:style style:name="ce9" style:family="table-cell" style:parent-style-name="Default">
      <style:text-properties fo:color="#2a6099"/>
    </style:style>
    <style:style style:name="ce10" style:family="table-cell" style:parent-style-name="Default" style:data-style-name="N61">
      <style:text-properties fo:color="#2a6099"/>
    </style:style>
    <style:style style:name="ce1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float" office:value="0.0000287428938542752" calcext:value-type="float">
            <text:p>2.87E-05</text:p>
          </table:table-cell>
          <table:table-cell table:style-name="ce1" office:value-type="float" office:value="0.00000515531250141317" calcext:value-type="float">
            <text:p>5.16E-06</text:p>
          </table:table-cell>
          <table:table-cell table:style-name="ce1" office:value-type="float" office:value="0.00000418024620586994" calcext:value-type="float">
            <text:p>4.18E-06</text:p>
          </table:table-cell>
          <table:table-cell table:style-name="ce1" office:value-type="float" office:value="0.00000193974669648038" calcext:value-type="float">
            <text:p>1.94E-06</text:p>
          </table:table-cell>
          <table:table-cell table:number-columns-repeated="11"/>
        </table:table-row>
        <table:table-row table:style-name="ro1">
          <table:table-cell/>
          <table:table-cell table:formula="of:=2.355*[.B3]" office:value-type="float" office:value="0.0000676895150268181" calcext:value-type="float">
            <text:p>6.76895150268181E-05</text:p>
          </table:table-cell>
          <table:table-cell table:formula="of:=2.355*[.C3]" office:value-type="float" office:value="0.000012140760940828" calcext:value-type="float">
            <text:p>1.2140760940828E-05</text:p>
          </table:table-cell>
          <table:table-cell table:formula="of:=2.355*[.D3]" office:value-type="float" office:value="0.00000984447981482371" calcext:value-type="float">
            <text:p>9.84447981482371E-06</text:p>
          </table:table-cell>
          <table:table-cell table:formula="of:=2.355*[.E3]" office:value-type="float" office:value="0.00000456810347021129" calcext:value-type="float">
            <text:p>4.56810347021129E-06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2" table:formula="of:=[.B3] * 1000000" office:value-type="float" office:value="28.7428938542752" calcext:value-type="float">
            <text:p>28.743</text:p>
          </table:table-cell>
          <table:table-cell table:style-name="ce2" table:formula="of:=[.C3] * 1000000" office:value-type="float" office:value="5.15531250141317" calcext:value-type="float">
            <text:p>5.155</text:p>
          </table:table-cell>
          <table:table-cell table:style-name="ce2" table:formula="of:=[.D3] * 1000000" office:value-type="float" office:value="4.18024620586994" calcext:value-type="float">
            <text:p>4.180</text:p>
          </table:table-cell>
          <table:table-cell table:style-name="ce2" table:formula="of:=[.E3] * 1000000" office:value-type="float" office:value="1.93974669648038" calcext:value-type="float">
            <text:p>1.940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2.355*[.B8]" office:value-type="float" office:value="67.6895150268181" calcext:value-type="float">
            <text:p>67.690</text:p>
          </table:table-cell>
          <table:table-cell table:style-name="ce2" table:formula="of:=2.355*[.C8]" office:value-type="float" office:value="12.140760940828" calcext:value-type="float">
            <text:p>12.141</text:p>
          </table:table-cell>
          <table:table-cell table:style-name="ce2" table:formula="of:=2.355*[.D8]" office:value-type="float" office:value="9.84447981482371" calcext:value-type="float">
            <text:p>9.844</text:p>
          </table:table-cell>
          <table:table-cell table:style-name="ce2" table:formula="of:=2.355*[.E8]" office:value-type="float" office:value="4.56810347021129" calcext:value-type="float">
            <text:p>4.568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ize</text:p>
          </table:table-cell>
          <table:table-cell table:style-name="ce3" office:value-type="float" office:value="10.805" calcext:value-type="float">
            <text:p>10.81</text:p>
          </table:table-cell>
          <table:table-cell table:style-name="ce3" office:value-type="float" office:value="67.69" calcext:value-type="float">
            <text:p>67.69</text:p>
          </table:table-cell>
          <table:table-cell table:style-name="ce3" office:value-type="float" office:value="1.073" calcext:value-type="float">
            <text:p>1.07</text:p>
          </table:table-cell>
          <table:table-cell table:style-name="ce4" office:value-type="float" office:value="68.555" calcext:value-type="float">
            <text:p>68.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size</text:p>
          </table:table-cell>
          <table:table-cell table:style-name="ce3" office:value-type="float" office:value="10.805" calcext:value-type="float">
            <text:p>10.81</text:p>
          </table:table-cell>
          <table:table-cell table:style-name="ce3" office:value-type="float" office:value="12.141" calcext:value-type="float">
            <text:p>12.14</text:p>
          </table:table-cell>
          <table:table-cell table:style-name="ce3" office:value-type="float" office:value="1.073" calcext:value-type="float">
            <text:p>1.07</text:p>
          </table:table-cell>
          <table:table-cell table:style-name="ce4" office:value-type="float" office:value="16.288" calcext:value-type="float">
            <text:p>16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ngle</text:p>
          </table:table-cell>
          <table:table-cell table:style-name="ce3" office:value-type="float" office:value="13.677" calcext:value-type="float">
            <text:p>13.68</text:p>
          </table:table-cell>
          <table:table-cell table:style-name="ce3" office:value-type="float" office:value="9.844" calcext:value-type="float">
            <text:p>9.84</text:p>
          </table:table-cell>
          <table:table-cell table:style-name="ce3" office:value-type="float" office:value="6.499" calcext:value-type="float">
            <text:p>6.50</text:p>
          </table:table-cell>
          <table:table-cell table:style-name="ce4" office:value-type="float" office:value="18.062" calcext:value-type="float">
            <text:p>18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ngle</text:p>
          </table:table-cell>
          <table:table-cell table:style-name="ce3" office:value-type="float" office:value="13.677" calcext:value-type="float">
            <text:p>13.68</text:p>
          </table:table-cell>
          <table:table-cell table:style-name="ce3" office:value-type="float" office:value="4.568" calcext:value-type="float">
            <text:p>4.57</text:p>
          </table:table-cell>
          <table:table-cell table:style-name="ce3" office:value-type="float" office:value="6.499" calcext:value-type="float">
            <text:p>6.50</text:p>
          </table:table-cell>
          <table:table-cell table:style-name="ce4" office:value-type="float" office:value="15.817" calcext:value-type="float">
            <text:p>15.8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style-name="ce4"/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size</text:p>
          </table:table-cell>
          <table:table-cell table:style-name="ce3" office:value-type="float" office:value="6.934" calcext:value-type="float">
            <text:p>6.93</text:p>
          </table:table-cell>
          <table:table-cell table:style-name="ce3" office:value-type="float" office:value="67.69" calcext:value-type="float">
            <text:p>67.69</text:p>
          </table:table-cell>
          <table:table-cell table:style-name="ce3" office:value-type="float" office:value="2.021" calcext:value-type="float">
            <text:p>2.02</text:p>
          </table:table-cell>
          <table:table-cell table:style-name="ce4" office:value-type="float" office:value="68.074" calcext:value-type="float">
            <text:p>68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size</text:p>
          </table:table-cell>
          <table:table-cell table:style-name="ce3" office:value-type="float" office:value="6.934" calcext:value-type="float">
            <text:p>6.93</text:p>
          </table:table-cell>
          <table:table-cell table:style-name="ce3" office:value-type="float" office:value="12.141" calcext:value-type="float">
            <text:p>12.14</text:p>
          </table:table-cell>
          <table:table-cell table:style-name="ce3" office:value-type="float" office:value="2.021" calcext:value-type="float">
            <text:p>2.02</text:p>
          </table:table-cell>
          <table:table-cell table:style-name="ce4" office:value-type="float" office:value="14.126" calcext:value-type="float">
            <text:p>14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ngle</text:p>
          </table:table-cell>
          <table:table-cell table:style-name="ce3" office:value-type="float" office:value="8.777" calcext:value-type="float">
            <text:p>8.78</text:p>
          </table:table-cell>
          <table:table-cell table:style-name="ce3" office:value-type="float" office:value="9.844" calcext:value-type="float">
            <text:p>9.84</text:p>
          </table:table-cell>
          <table:table-cell table:style-name="ce3" office:value-type="float" office:value="10.387" calcext:value-type="float">
            <text:p>10.39</text:p>
          </table:table-cell>
          <table:table-cell table:style-name="ce4" office:value-type="float" office:value="16.788" calcext:value-type="float">
            <text:p>16.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ngle</text:p>
          </table:table-cell>
          <table:table-cell table:style-name="ce3" office:value-type="float" office:value="8.777" calcext:value-type="float">
            <text:p>8.78</text:p>
          </table:table-cell>
          <table:table-cell table:style-name="ce3" office:value-type="float" office:value="4.568" calcext:value-type="float">
            <text:p>4.57</text:p>
          </table:table-cell>
          <table:table-cell table:style-name="ce3" office:value-type="float" office:value="10.387" calcext:value-type="float">
            <text:p>10.39</text:p>
          </table:table-cell>
          <table:table-cell table:style-name="ce4" office:value-type="float" office:value="14.345" calcext:value-type="float">
            <text:p>14.3</text:p>
          </table:table-cell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3" table:number-columns-repeated="3"/>
          <table:table-cell table:style-name="ce4"/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size</text:p>
          </table:table-cell>
          <table:table-cell table:style-name="ce3" office:value-type="float" office:value="4.832" calcext:value-type="float">
            <text:p>4.83</text:p>
          </table:table-cell>
          <table:table-cell table:style-name="ce3" office:value-type="float" office:value="67.69" calcext:value-type="float">
            <text:p>67.69</text:p>
          </table:table-cell>
          <table:table-cell table:style-name="ce3" office:value-type="float" office:value="2.248" calcext:value-type="float">
            <text:p>2.25</text:p>
          </table:table-cell>
          <table:table-cell table:style-name="ce4" office:value-type="float" office:value="67.899" calcext:value-type="float">
            <text:p>67.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size</text:p>
          </table:table-cell>
          <table:table-cell table:style-name="ce3" office:value-type="float" office:value="4.832" calcext:value-type="float">
            <text:p>4.83</text:p>
          </table:table-cell>
          <table:table-cell table:style-name="ce3" office:value-type="float" office:value="12.141" calcext:value-type="float">
            <text:p>12.14</text:p>
          </table:table-cell>
          <table:table-cell table:style-name="ce3" office:value-type="float" office:value="2.248" calcext:value-type="float">
            <text:p>2.25</text:p>
          </table:table-cell>
          <table:table-cell table:style-name="ce4" office:value-type="float" office:value="13.259" calcext:value-type="float">
            <text:p>13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ngle</text:p>
          </table:table-cell>
          <table:table-cell table:style-name="ce3" office:value-type="float" office:value="6.117" calcext:value-type="float">
            <text:p>6.12</text:p>
          </table:table-cell>
          <table:table-cell table:style-name="ce3" office:value-type="float" office:value="9.844" calcext:value-type="float">
            <text:p>9.84</text:p>
          </table:table-cell>
          <table:table-cell table:style-name="ce3" office:value-type="float" office:value="10.093" calcext:value-type="float">
            <text:p>10.09</text:p>
          </table:table-cell>
          <table:table-cell table:style-name="ce4" office:value-type="float" office:value="15.369" calcext:value-type="float">
            <text:p>15.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ngle</text:p>
          </table:table-cell>
          <table:table-cell table:style-name="ce3" office:value-type="float" office:value="6.117" calcext:value-type="float">
            <text:p>6.12</text:p>
          </table:table-cell>
          <table:table-cell table:style-name="ce3" office:value-type="float" office:value="4.568" calcext:value-type="float">
            <text:p>4.57</text:p>
          </table:table-cell>
          <table:table-cell table:style-name="ce3" office:value-type="float" office:value="10.093" calcext:value-type="float">
            <text:p>10.09</text:p>
          </table:table-cell>
          <table:table-cell table:style-name="ce4" office:value-type="float" office:value="12.655" calcext:value-type="float">
            <text:p>12.7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style-name="ce4"/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size</text:p>
          </table:table-cell>
          <table:table-cell table:style-name="ce3" office:value-type="float" office:value="4.52" calcext:value-type="float">
            <text:p>4.52</text:p>
          </table:table-cell>
          <table:table-cell table:style-name="ce3" office:value-type="float" office:value="67.69" calcext:value-type="float">
            <text:p>67.69</text:p>
          </table:table-cell>
          <table:table-cell table:style-name="ce3" office:value-type="float" office:value="2.103" calcext:value-type="float">
            <text:p>2.10</text:p>
          </table:table-cell>
          <table:table-cell table:style-name="ce4" office:value-type="float" office:value="67.873" calcext:value-type="float">
            <text:p>67.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size</text:p>
          </table:table-cell>
          <table:table-cell table:style-name="ce3" office:value-type="float" office:value="4.52" calcext:value-type="float">
            <text:p>4.52</text:p>
          </table:table-cell>
          <table:table-cell table:style-name="ce3" office:value-type="float" office:value="12.141" calcext:value-type="float">
            <text:p>12.14</text:p>
          </table:table-cell>
          <table:table-cell table:style-name="ce3" office:value-type="float" office:value="2.103" calcext:value-type="float">
            <text:p>2.10</text:p>
          </table:table-cell>
          <table:table-cell table:style-name="ce4" office:value-type="float" office:value="13.124" calcext:value-type="float">
            <text:p>13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ngle</text:p>
          </table:table-cell>
          <table:table-cell table:style-name="ce3" office:value-type="float" office:value="5.722" calcext:value-type="float">
            <text:p>5.72</text:p>
          </table:table-cell>
          <table:table-cell table:style-name="ce3" office:value-type="float" office:value="9.844" calcext:value-type="float">
            <text:p>9.84</text:p>
          </table:table-cell>
          <table:table-cell table:style-name="ce3" office:value-type="float" office:value="9.441" calcext:value-type="float">
            <text:p>9.44</text:p>
          </table:table-cell>
          <table:table-cell table:style-name="ce4" office:value-type="float" office:value="14.792" calcext:value-type="float">
            <text:p>14.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ngle</text:p>
          </table:table-cell>
          <table:table-cell table:style-name="ce3" office:value-type="float" office:value="5.722" calcext:value-type="float">
            <text:p>5.72</text:p>
          </table:table-cell>
          <table:table-cell table:style-name="ce3" office:value-type="float" office:value="4.568" calcext:value-type="float">
            <text:p>4.57</text:p>
          </table:table-cell>
          <table:table-cell table:style-name="ce3" office:value-type="float" office:value="9.441" calcext:value-type="float">
            <text:p>9.44</text:p>
          </table:table-cell>
          <table:table-cell table:style-name="ce4" office:value-type="float" office:value="11.948" calcext:value-type="float">
            <text:p>11.9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10" calcext:value-type="float">
            <text:p>510</text:p>
          </table:table-cell>
          <table:table-cell office:value-type="float" office:value="443" calcext:value-type="float">
            <text:p>44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75" calcext:value-type="float">
            <text:p>475</text:p>
          </table:table-cell>
          <table:table-cell office:value-type="float" office:value="402" calcext:value-type="float">
            <text:p>40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36" calcext:value-type="float">
            <text:p>436</text:p>
          </table:table-cell>
          <table:table-cell office:value-type="float" office:value="355" calcext:value-type="float">
            <text:p>35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20" calcext:value-type="float">
            <text:p>42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46" calcext:value-type="float">
            <text:p>546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8" calcext:value-type="float">
            <text:p>508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6" calcext:value-type="float">
            <text:p>466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49" calcext:value-type="float">
            <text:p>44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26" calcext:value-type="float">
            <text:p>726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5" calcext:value-type="float">
            <text:p>675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18" calcext:value-type="float">
            <text:p>618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16" calcext:value-type="float">
            <text:p>816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59" calcext:value-type="float">
            <text:p>759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95" calcext:value-type="float">
            <text:p>695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69" calcext:value-type="float">
            <text:p>66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6" calcext:value-type="float">
            <text:p>906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42" calcext:value-type="float">
            <text:p>842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71" calcext:value-type="float">
            <text:p>771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float" office:value="199.9" calcext:value-type="float">
            <text:p>199.9</text:p>
          </table:table-cell>
          <table:table-cell office:value-type="float" office:value="3611" calcext:value-type="float">
            <text:p>3611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float" office:value="199.9" calcext:value-type="float">
            <text:p>199.9</text:p>
          </table:table-cell>
          <table:table-cell office:value-type="float" office:value="3357" calcext:value-type="float">
            <text:p>3357</text:p>
          </table:table-cell>
          <table:table-cell office:value-type="float" office:value="2868" calcext:value-type="float">
            <text:p>2868</text:p>
          </table:table-cell>
          <table:table-cell/>
          <table:table-cell office:value-type="float" office:value="199.9" calcext:value-type="float">
            <text:p>199.9</text:p>
          </table:table-cell>
          <table:table-cell office:value-type="float" office:value="3073" calcext:value-type="float">
            <text:p>3073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99.9" calcext:value-type="float">
            <text:p>199.9</text:p>
          </table:table-cell>
          <table:table-cell office:value-type="float" office:value="2958" calcext:value-type="float">
            <text:p>2958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/>
          <table:table-cell office:value-type="float" office:value="199.95" calcext:value-type="float">
            <text:p>199.95</text:p>
          </table:table-cell>
          <table:table-cell office:value-type="float" office:value="3612" calcext:value-type="float">
            <text:p>3612</text:p>
          </table:table-cell>
          <table:table-cell office:value-type="float" office:value="3163" calcext:value-type="float">
            <text:p>3163</text:p>
          </table:table-cell>
          <table:table-cell/>
          <table:table-cell office:value-type="float" office:value="199.95" calcext:value-type="float">
            <text:p>199.95</text:p>
          </table:table-cell>
          <table:table-cell office:value-type="float" office:value="3357" calcext:value-type="float">
            <text:p>3357</text:p>
          </table:table-cell>
          <table:table-cell office:value-type="float" office:value="2868" calcext:value-type="float">
            <text:p>2868</text:p>
          </table:table-cell>
          <table:table-cell/>
          <table:table-cell office:value-type="float" office:value="199.95" calcext:value-type="float">
            <text:p>199.95</text:p>
          </table:table-cell>
          <table:table-cell office:value-type="float" office:value="3074" calcext:value-type="float">
            <text:p>3074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99.95" calcext:value-type="float">
            <text:p>199.95</text:p>
          </table:table-cell>
          <table:table-cell office:value-type="float" office:value="2958" calcext:value-type="float">
            <text:p>2958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613" calcext:value-type="float">
            <text:p>3613</text:p>
          </table:table-cell>
          <table:table-cell office:value-type="float" office:value="3163" calcext:value-type="float">
            <text:p>31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58" calcext:value-type="float">
            <text:p>3358</text:p>
          </table:table-cell>
          <table:table-cell office:value-type="float" office:value="2869" calcext:value-type="float">
            <text:p>286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075" calcext:value-type="float">
            <text:p>3075</text:p>
          </table:table-cell>
          <table:table-cell office:value-type="float" office:value="2531" calcext:value-type="float">
            <text:p>25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959" calcext:value-type="float">
            <text:p>2959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office:value-type="float" office:value="510" calcext:value-type="float">
            <text:p>510</text:p>
          </table:table-cell>
          <table:table-cell office:value-type="float" office:value="475" calcext:value-type="float">
            <text:p>475</text:p>
          </table:table-cell>
          <table:table-cell office:value-type="float" office:value="436" calcext:value-type="float">
            <text:p>436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402" calcext:value-type="float">
            <text:p>402</text:p>
          </table:table-cell>
          <table:table-cell office:value-type="float" office:value="355" calcext:value-type="float">
            <text:p>355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46" calcext:value-type="float">
            <text:p>546</text:p>
          </table:table-cell>
          <table:table-cell office:value-type="float" office:value="508" calcext:value-type="float">
            <text:p>508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475" calcext:value-type="float">
            <text:p>475</text:p>
          </table:table-cell>
          <table:table-cell office:value-type="float" office:value="431" calcext:value-type="float">
            <text:p>431</text:p>
          </table:table-cell>
          <table:table-cell office:value-type="float" office:value="380" calcext:value-type="float">
            <text:p>380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26" calcext:value-type="float">
            <text:p>726</text:p>
          </table:table-cell>
          <table:table-cell office:value-type="float" office:value="675" calcext:value-type="float">
            <text:p>675</text:p>
          </table:table-cell>
          <table:table-cell office:value-type="float" office:value="618" calcext:value-type="float">
            <text:p>618</text:p>
          </table:table-cell>
          <table:table-cell office:value-type="float" office:value="596" calcext:value-type="float">
            <text:p>596</text:p>
          </table:table-cell>
          <table:table-cell office:value-type="float" office:value="633" calcext:value-type="float">
            <text:p>633</text:p>
          </table:table-cell>
          <table:table-cell office:value-type="float" office:value="574" calcext:value-type="float">
            <text:p>574</text:p>
          </table:table-cell>
          <table:table-cell office:value-type="float" office:value="506" calcext:value-type="float">
            <text:p>506</text:p>
          </table:table-cell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16" calcext:value-type="float">
            <text:p>816</text:p>
          </table:table-cell>
          <table:table-cell office:value-type="float" office:value="759" calcext:value-type="float">
            <text:p>759</text:p>
          </table:table-cell>
          <table:table-cell office:value-type="float" office:value="695" calcext:value-type="float">
            <text:p>695</text:p>
          </table:table-cell>
          <table:table-cell office:value-type="float" office:value="669" calcext:value-type="float">
            <text:p>669</text:p>
          </table:table-cell>
          <table:table-cell office:value-type="float" office:value="712" calcext:value-type="float">
            <text:p>712</text:p>
          </table:table-cell>
          <table:table-cell office:value-type="float" office:value="646" calcext:value-type="float">
            <text:p>646</text:p>
          </table:table-cell>
          <table:table-cell office:value-type="float" office:value="570" calcext:value-type="float">
            <text:p>570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06" calcext:value-type="float">
            <text:p>906</text:p>
          </table:table-cell>
          <table:table-cell office:value-type="float" office:value="842" calcext:value-type="float">
            <text:p>842</text:p>
          </table:table-cell>
          <table:table-cell office:value-type="float" office:value="771" calcext:value-type="float">
            <text:p>771</text:p>
          </table:table-cell>
          <table:table-cell office:value-type="float" office:value="743" calcext:value-type="float">
            <text:p>743</text:p>
          </table:table-cell>
          <table:table-cell office:value-type="float" office:value="791" calcext:value-type="float">
            <text:p>791</text:p>
          </table:table-cell>
          <table:table-cell office:value-type="float" office:value="717" calcext:value-type="float">
            <text:p>717</text:p>
          </table:table-cell>
          <table:table-cell office:value-type="float" office:value="633" calcext:value-type="float">
            <text:p>633</text:p>
          </table:table-cell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11" calcext:value-type="float">
            <text:p>3611</text:p>
          </table:table-cell>
          <table:table-cell office:value-type="float" office:value="3357" calcext:value-type="float">
            <text:p>3357</text:p>
          </table:table-cell>
          <table:table-cell office:value-type="float" office:value="3073" calcext:value-type="float">
            <text:p>3073</text:p>
          </table:table-cell>
          <table:table-cell office:value-type="float" office:value="2958" calcext:value-type="float">
            <text:p>2958</text:p>
          </table:table-cell>
          <table:table-cell office:value-type="float" office:value="3162" calcext:value-type="float">
            <text:p>3162</text:p>
          </table:table-cell>
          <table:table-cell office:value-type="float" office:value="2868" calcext:value-type="float">
            <text:p>2868</text:p>
          </table:table-cell>
          <table:table-cell office:value-type="float" office:value="2530" calcext:value-type="float">
            <text:p>2530</text:p>
          </table:table-cell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12" calcext:value-type="float">
            <text:p>3612</text:p>
          </table:table-cell>
          <table:table-cell office:value-type="float" office:value="3357" calcext:value-type="float">
            <text:p>3357</text:p>
          </table:table-cell>
          <table:table-cell office:value-type="float" office:value="3074" calcext:value-type="float">
            <text:p>3074</text:p>
          </table:table-cell>
          <table:table-cell office:value-type="float" office:value="2958" calcext:value-type="float">
            <text:p>2958</text:p>
          </table:table-cell>
          <table:table-cell office:value-type="float" office:value="3163" calcext:value-type="float">
            <text:p>3163</text:p>
          </table:table-cell>
          <table:table-cell office:value-type="float" office:value="2868" calcext:value-type="float">
            <text:p>2868</text:p>
          </table:table-cell>
          <table:table-cell office:value-type="float" office:value="2530" calcext:value-type="float">
            <text:p>2530</text:p>
          </table:table-cell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613" calcext:value-type="float">
            <text:p>3613</text:p>
          </table:table-cell>
          <table:table-cell office:value-type="float" office:value="3358" calcext:value-type="float">
            <text:p>3358</text:p>
          </table:table-cell>
          <table:table-cell office:value-type="float" office:value="3075" calcext:value-type="float">
            <text:p>3075</text:p>
          </table:table-cell>
          <table:table-cell office:value-type="float" office:value="2959" calcext:value-type="float">
            <text:p>2959</text:p>
          </table:table-cell>
          <table:table-cell office:value-type="float" office:value="3163" calcext:value-type="float">
            <text:p>3163</text:p>
          </table:table-cell>
          <table:table-cell office:value-type="float" office:value="2869" calcext:value-type="float">
            <text:p>2869</text:p>
          </table:table-cell>
          <table:table-cell office:value-type="float" office:value="2531" calcext:value-type="float">
            <text:p>2531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</table:table>
      <table:table table:name="Flux" table:style-name="ta1">
        <table:table-column table:style-name="co1" table:number-columns-repeated="18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style-name="ce9" office:value-type="string" calcext:value-type="string">
            <text:p>ID16 17 keV</text:p>
          </table:table-cell>
          <table:table-cell table:style-name="ce9" table:number-columns-repeated="11"/>
          <table:table-cell table:number-columns-repeated="4"/>
          <table:table-cell office:value-type="string" calcext:value-type="string">
            <text:p>PAPER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osition from source []</text:p>
          </table:table-cell>
          <table:table-cell table:style-name="ce9"/>
          <table:table-cell table:style-name="ce9" office:value-type="string" calcext:value-type="string">
            <text:p>bandwidth</text:p>
          </table:table-cell>
          <table:table-cell table:style-name="ce9" office:value-type="string" calcext:value-type="string">
            <text:p>dimension [m]</text:p>
          </table:table-cell>
          <table:table-cell table:style-name="ce9" office:value-type="string" calcext:value-type="string">
            <text:p>grazing angle [rad]</text:p>
          </table:table-cell>
          <table:table-cell table:style-name="ce9" office:value-type="string" calcext:value-type="string">
            <text:p>projected size [m]</text:p>
          </table:table-cell>
          <table:table-cell table:style-name="ce9" office:value-type="string" calcext:value-type="string">
            <text:p>Accepted NA</text:p>
          </table:table-cell>
          <table:table-cell table:style-name="ce9" office:value-type="string" calcext:value-type="string">
            <text:p>divergence [rad]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flux</text:p>
          </table:table-cell>
          <table:table-cell table:style-name="ce9" office:value-type="string" calcext:value-type="string">
            <text:p>Units</text:p>
          </table:table-cell>
          <table:table-cell table:number-columns-repeated="4"/>
          <table:table-cell table:number-columns-repeated="2" office:value-type="string" calcext:value-type="string">
            <text:p>divergence [rad]</text:p>
          </table:table-cell>
        </table:table-row>
        <table:table-row table:style-name="ro1">
          <table:table-cell table:style-name="ce9" office:value-type="string" calcext:value-type="string">
            <text:p>source V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.001" calcext:value-type="float">
            <text:p>0.001</text:p>
          </table:table-cell>
          <table:table-cell table:style-name="ce9" table:number-columns-repeated="4"/>
          <table:table-cell table:style-name="ce10" office:value-type="float" office:value="0.0000143" calcext:value-type="float">
            <text:p>1.43E-05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290000000000000" calcext:value-type="float">
            <text:p>2.90E+14</text:p>
          </table:table-cell>
          <table:table-cell table:style-name="ce9" office:value-type="string" calcext:value-type="string">
            <text:p>photons/s/0.1%bw</text:p>
          </table:table-cell>
          <table:table-cell table:number-columns-repeated="4"/>
          <table:table-cell table:style-name="ce11" office:value-type="float" office:value="0.0000121" calcext:value-type="float">
            <text:p>1.21E-05</text:p>
          </table:table-cell>
          <table:table-cell table:style-name="ce11" office:value-type="float" office:value="0.0000143" calcext:value-type="float">
            <text:p>1.43E-05</text:p>
          </table:table-cell>
        </table:table-row>
        <table:table-row table:style-name="ro1">
          <table:table-cell table:style-name="ce9" office:value-type="string" calcext:value-type="string">
            <text:p>source H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table:number-columns-repeated="4"/>
          <table:table-cell table:style-name="ce10" office:value-type="float" office:value="0.0000168" calcext:value-type="float">
            <text:p>1.68E-0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K8]*[.J9]" office:value-type="float" office:value="290000000000000" calcext:value-type="float">
            <text:p>2.90E+14</text:p>
          </table:table-cell>
          <table:table-cell table:style-name="ce9" office:value-type="string" calcext:value-type="string">
            <text:p>photons/s</text:p>
          </table:table-cell>
          <table:table-cell table:number-columns-repeated="4"/>
          <table:table-cell table:style-name="ce11" office:value-type="float" office:value="0.00001554" calcext:value-type="float">
            <text:p>1.55E-05</text:p>
          </table:table-cell>
          <table:table-cell table:style-name="ce11" office:value-type="float" office:value="0.0000168" calcext:value-type="float">
            <text:p>1.68E-05</text:p>
          </table:table-cell>
        </table:table-row>
        <table:table-row table:style-name="ro1">
          <table:table-cell table:style-name="ce9" office:value-type="string" calcext:value-type="string">
            <text:p>ML monochomator</text:p>
          </table:table-cell>
          <table:table-cell table:style-name="ce9" office:value-type="float" office:value="28.2" calcext:value-type="float">
            <text:p>28.2</text:p>
          </table:table-cell>
          <table:table-cell table:style-name="ce9"/>
          <table:table-cell table:style-name="ce9" office:value-type="float" office:value="0.01" calcext:value-type="float">
            <text:p>0.01</text:p>
          </table:table-cell>
          <table:table-cell table:style-name="ce9" table:number-columns-repeated="4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0" table:formula="of:=[.K9]*[.J10]*[.D10]/[.D9]" office:value-type="float" office:value="2900000000000000" calcext:value-type="float">
            <text:p>2.90E+15</text:p>
          </table:table-cell>
          <table:table-cell table:style-name="ce9"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Slit SSV V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number-columns-repeated="6"/>
          <table:table-cell table:style-name="ce10" table:formula="of:=[.I8]" office:value-type="float" office:value="0.0000143" calcext:value-type="float">
            <text:p>1.43E-0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K10]*[.J11]" office:value-type="float" office:value="2900000000000000" calcext:value-type="float">
            <text:p>2.90E+15</text:p>
          </table:table-cell>
          <table:table-cell table:style-name="ce9"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Slit SSV H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number-columns-repeated="6"/>
          <table:table-cell table:style-name="ce9" table:formula="of:=[.I9]*[.B10]/([.B12]-[.B10])" office:value-type="float" office:value="0.0000401491525423729" calcext:value-type="float">
            <text:p>4.01491525423729E-0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K11]*[.J12]" office:value-type="float" office:value="2900000000000000" calcext:value-type="float">
            <text:p>2.90E+15</text:p>
          </table:table-cell>
          <table:table-cell table:style-name="ce9"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KB VFM</text:p>
          </table:table-cell>
          <table:table-cell table:style-name="ce9" office:value-type="float" office:value="184.95" calcext:value-type="float">
            <text:p>184.95</text:p>
          </table:table-cell>
          <table:table-cell table:style-name="ce9" table:number-columns-repeated="2"/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table:formula="of:=[.E13]*SIN([.F13])" office:value-type="float" office:value="0.000899966250379685" calcext:value-type="float">
            <text:p>0.00089996625038</text:p>
          </table:table-cell>
          <table:table-cell table:style-name="ce9" table:formula="of:=[.G13]/([.B13])" office:value-type="float" office:value="0.00000486599756896289" calcext:value-type="float">
            <text:p>4.86599756896289E-06</text:p>
          </table:table-cell>
          <table:table-cell table:style-name="ce9"/>
          <table:table-cell table:style-name="ce9" table:formula="of:=[.H13]/[.I11]" office:value-type="float" office:value="0.340279550277125" calcext:value-type="float">
            <text:p>0.340279550277125</text:p>
          </table:table-cell>
          <table:table-cell table:style-name="ce9" table:formula="of:=[.K12]*[.J13]" office:value-type="float" office:value="986810695803662" calcext:value-type="float">
            <text:p>986810695803662</text:p>
          </table:table-cell>
          <table:table-cell table:style-name="ce9"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KB HFM</text:p>
          </table:table-cell>
          <table:table-cell table:style-name="ce9" office:value-type="float" office:value="184.9" calcext:value-type="float">
            <text:p>184.9</text:p>
          </table:table-cell>
          <table:table-cell table:style-name="ce9" table:number-columns-repeated="2"/>
          <table:table-cell table:style-name="ce9" office:value-type="float" office:value="0.026" calcext:value-type="float">
            <text:p>0.026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table:formula="of:=[.E14]*SIN([.F14])" office:value-type="float" office:value="0.00038998537516453" calcext:value-type="float">
            <text:p>0.000389985375165</text:p>
          </table:table-cell>
          <table:table-cell table:style-name="ce9" table:formula="of:=[.G14]/([.B14]-[.B12])" office:value-type="float" office:value="0.00000269141045662202" calcext:value-type="float">
            <text:p>2.69141045662202E-06</text:p>
          </table:table-cell>
          <table:table-cell table:style-name="ce10"/>
          <table:table-cell table:style-name="ce9" table:formula="of:=[.H14]/[.I12]" office:value-type="float" office:value="0.0670352992826322" calcext:value-type="float">
            <text:p>0.067035299282632</text:p>
          </table:table-cell>
          <table:table-cell table:style-name="ce9" table:formula="of:=[.K13]*[.J14]" office:value-type="float" office:value="66151150328501" calcext:value-type="float">
            <text:p>66151150328501</text:p>
          </table:table-cell>
          <table:table-cell table:style-name="ce9" office:value-type="string" calcext:value-type="string">
            <text:p>photons/s</text:p>
          </table:table-cell>
          <table:table-cell table:number-columns-repeated="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0"/>
          <table:table-cell table:style-name="ce11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D18 7 ke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osition from source []</text:p>
          </table:table-cell>
          <table:table-cell/>
          <table:table-cell office:value-type="string" calcext:value-type="string">
            <text:p>bandwidth</text:p>
          </table:table-cell>
          <table:table-cell office:value-type="string" calcext:value-type="string">
            <text:p>dimension [m]</text:p>
          </table:table-cell>
          <table:table-cell office:value-type="string" calcext:value-type="string">
            <text:p>grazing angle [rad]</text:p>
          </table:table-cell>
          <table:table-cell office:value-type="string" calcext:value-type="string">
            <text:p>projected size [m]</text:p>
          </table:table-cell>
          <table:table-cell office:value-type="string" calcext:value-type="string">
            <text:p>Accepted NA</text:p>
          </table:table-cell>
          <table:table-cell office:value-type="string" calcext:value-type="string">
            <text:p>divergence [rad]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Un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e V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4"/>
          <table:table-cell table:style-name="ce11" office:value-type="float" office:value="0.0000158" calcext:value-type="float">
            <text:p>1.58E-0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710580000000000" calcext:value-type="float">
            <text:p>2.71E+15</text:p>
          </table:table-cell>
          <table:table-cell office:value-type="string" calcext:value-type="string">
            <text:p>photons/s/0.1%b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e 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table:style-name="ce11" office:value-type="float" office:value="0.0000181" calcext:value-type="float">
            <text:p>1.81E-05</text:p>
          </table:table-cell>
          <table:table-cell office:value-type="float" office:value="1" calcext:value-type="float">
            <text:p>1</text:p>
          </table:table-cell>
          <table:table-cell table:style-name="ce11" table:formula="of:=[.K24]*[.J25]" office:value-type="float" office:value="2710580000000000" calcext:value-type="float">
            <text:p>2.71E+15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 monochomator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4"/>
          <table:table-cell table:style-name="ce11"/>
          <table:table-cell office:value-type="float" office:value="1" calcext:value-type="float">
            <text:p>1</text:p>
          </table:table-cell>
          <table:table-cell table:style-name="ce11" table:formula="of:=[.K25]*[.J26]*[.D26]/[.D25]" office:value-type="float" office:value="2.71058E+016" calcext:value-type="float">
            <text:p>2.71E+16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t SSV V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11" table:formula="of:=[.I24]" office:value-type="float" office:value="0.0000158" calcext:value-type="float">
            <text:p>1.58E-05</text:p>
          </table:table-cell>
          <table:table-cell office:value-type="float" office:value="1" calcext:value-type="float">
            <text:p>1</text:p>
          </table:table-cell>
          <table:table-cell table:style-name="ce11" table:formula="of:=[.K26]*[.J27]" office:value-type="float" office:value="2.71058E+016" calcext:value-type="float">
            <text:p>2.71E+16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t SSV H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[.I25]*[.B26]/([.B28]-[.B26])" office:value-type="float" office:value="0.0000432559322033898" calcext:value-type="float">
            <text:p>4.32559322033898E-05</text:p>
          </table:table-cell>
          <table:table-cell office:value-type="float" office:value="1" calcext:value-type="float">
            <text:p>1</text:p>
          </table:table-cell>
          <table:table-cell table:style-name="ce11" table:formula="of:=[.K27]*[.J28]" office:value-type="float" office:value="2.71058E+016" calcext:value-type="float">
            <text:p>2.71E+16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 VFM</text:p>
          </table:table-cell>
          <table:table-cell office:value-type="float" office:value="189.95" calcext:value-type="float">
            <text:p>189.95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table:formula="of:=[.E29]*SIN([.F29])" office:value-type="float" office:value="0.000899966250379685" calcext:value-type="float">
            <text:p>0.00089996625038</text:p>
          </table:table-cell>
          <table:table-cell table:formula="of:=[.G29]/([.B29])" office:value-type="float" office:value="0.00000473791129444425" calcext:value-type="float">
            <text:p>4.73791129444425E-06</text:p>
          </table:table-cell>
          <table:table-cell/>
          <table:table-cell table:formula="of:=[.H29]/[.I27]" office:value-type="float" office:value="0.299867803445839" calcext:value-type="float">
            <text:p>0.299867803445839</text:p>
          </table:table-cell>
          <table:table-cell table:formula="of:=[.K28]*[.J29]" office:value-type="float" office:value="8128156706642214" calcext:value-type="float">
            <text:p>8128156706642214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 HFM</text:p>
          </table:table-cell>
          <table:table-cell office:value-type="float" office:value="189.9" calcext:value-type="float">
            <text:p>189.9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table:formula="of:=[.E30]*SIN([.F30])" office:value-type="float" office:value="0.00038998537516453" calcext:value-type="float">
            <text:p>0.000389985375165</text:p>
          </table:table-cell>
          <table:table-cell table:formula="of:=[.G30]/([.B30]-[.B28])" office:value-type="float" office:value="0.00000260163692571401" calcext:value-type="float">
            <text:p>2.60163692571401E-06</text:p>
          </table:table-cell>
          <table:table-cell table:style-name="ce11"/>
          <table:table-cell table:formula="of:=[.H30]/[.I28]" office:value-type="float" office:value="0.0601452053670024" calcext:value-type="float">
            <text:p>0.060145205367002</text:p>
          </table:table-cell>
          <table:table-cell table:formula="of:=[.K29]*[.J30]" office:value-type="float" office:value="488869654376174" calcext:value-type="float">
            <text:p>488869654376174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ID18 17 ke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osition from source []</text:p>
          </table:table-cell>
          <table:table-cell/>
          <table:table-cell office:value-type="string" calcext:value-type="string">
            <text:p>bandwidth</text:p>
          </table:table-cell>
          <table:table-cell office:value-type="string" calcext:value-type="string">
            <text:p>dimension [m]</text:p>
          </table:table-cell>
          <table:table-cell office:value-type="string" calcext:value-type="string">
            <text:p>grazing angle [rad]</text:p>
          </table:table-cell>
          <table:table-cell office:value-type="string" calcext:value-type="string">
            <text:p>projected size [m]</text:p>
          </table:table-cell>
          <table:table-cell office:value-type="string" calcext:value-type="string">
            <text:p>Accepted NA</text:p>
          </table:table-cell>
          <table:table-cell office:value-type="string" calcext:value-type="string">
            <text:p>divergence [rad]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Un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e V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4"/>
          <table:table-cell table:style-name="ce11" office:value-type="float" office:value="0.0000143" calcext:value-type="float">
            <text:p>1.43E-0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350710000000000" calcext:value-type="float">
            <text:p>1.35E+15</text:p>
          </table:table-cell>
          <table:table-cell office:value-type="string" calcext:value-type="string">
            <text:p>photons/s/0.1%b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e 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table:style-name="ce11" office:value-type="float" office:value="0.0000168" calcext:value-type="float">
            <text:p>1.68E-05</text:p>
          </table:table-cell>
          <table:table-cell office:value-type="float" office:value="1" calcext:value-type="float">
            <text:p>1</text:p>
          </table:table-cell>
          <table:table-cell table:style-name="ce11" table:formula="of:=[.K36]*[.J37]" office:value-type="float" office:value="1350710000000000" calcext:value-type="float">
            <text:p>1.35E+15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 monochomator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4"/>
          <table:table-cell table:style-name="ce11"/>
          <table:table-cell office:value-type="float" office:value="1" calcext:value-type="float">
            <text:p>1</text:p>
          </table:table-cell>
          <table:table-cell table:style-name="ce11" table:formula="of:=[.K37]*[.J38]*[.D38]/[.D37]" office:value-type="float" office:value="1.35071E+016" calcext:value-type="float">
            <text:p>1.35E+16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t SSV V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11" table:formula="of:=[.I36]" office:value-type="float" office:value="0.0000143" calcext:value-type="float">
            <text:p>1.43E-05</text:p>
          </table:table-cell>
          <table:table-cell office:value-type="float" office:value="1" calcext:value-type="float">
            <text:p>1</text:p>
          </table:table-cell>
          <table:table-cell table:style-name="ce11" table:formula="of:=[.K38]*[.J39]" office:value-type="float" office:value="1.35071E+016" calcext:value-type="float">
            <text:p>1.35E+16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t SSV H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[.I37]*[.B38]/([.B40]-[.B38])" office:value-type="float" office:value="0.0000401491525423729" calcext:value-type="float">
            <text:p>4.01491525423729E-05</text:p>
          </table:table-cell>
          <table:table-cell office:value-type="float" office:value="1" calcext:value-type="float">
            <text:p>1</text:p>
          </table:table-cell>
          <table:table-cell table:style-name="ce11" table:formula="of:=[.K39]*[.J40]" office:value-type="float" office:value="1.35071E+016" calcext:value-type="float">
            <text:p>1.35E+16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 VFM</text:p>
          </table:table-cell>
          <table:table-cell office:value-type="float" office:value="189.95" calcext:value-type="float">
            <text:p>189.95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table:formula="of:=[.E41]*SIN([.F41])" office:value-type="float" office:value="0.000899966250379685" calcext:value-type="float">
            <text:p>0.00089996625038</text:p>
          </table:table-cell>
          <table:table-cell table:formula="of:=[.G41]/([.B41])" office:value-type="float" office:value="0.00000473791129444425" calcext:value-type="float">
            <text:p>4.73791129444425E-06</text:p>
          </table:table-cell>
          <table:table-cell/>
          <table:table-cell table:formula="of:=[.H41]/[.I39]" office:value-type="float" office:value="0.331322468142955" calcext:value-type="float">
            <text:p>0.331322468142955</text:p>
          </table:table-cell>
          <table:table-cell table:formula="of:=[.K40]*[.J41]" office:value-type="float" office:value="4.4752057094537E+015" calcext:value-type="float">
            <text:p>4.4752057094537E+015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 HFM</text:p>
          </table:table-cell>
          <table:table-cell office:value-type="float" office:value="189.9" calcext:value-type="float">
            <text:p>189.9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table:formula="of:=[.E42]*SIN([.F42])" office:value-type="float" office:value="0.00038998537516453" calcext:value-type="float">
            <text:p>0.000389985375165</text:p>
          </table:table-cell>
          <table:table-cell table:formula="of:=[.G42]/([.B42]-[.B40])" office:value-type="float" office:value="0.00000260163692571401" calcext:value-type="float">
            <text:p>2.60163692571401E-06</text:p>
          </table:table-cell>
          <table:table-cell table:style-name="ce11"/>
          <table:table-cell table:formula="of:=[.H42]/[.I40]" office:value-type="float" office:value="0.064799298639449" calcext:value-type="float">
            <text:p>0.064799298639449</text:p>
          </table:table-cell>
          <table:table-cell table:formula="of:=[.K41]*[.J42]" office:value-type="float" office:value="289990191239858" calcext:value-type="float">
            <text:p>289990191239858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ID18 35 ke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osition from source []</text:p>
          </table:table-cell>
          <table:table-cell/>
          <table:table-cell office:value-type="string" calcext:value-type="string">
            <text:p>bandwidth</text:p>
          </table:table-cell>
          <table:table-cell office:value-type="string" calcext:value-type="string">
            <text:p>dimension [m]</text:p>
          </table:table-cell>
          <table:table-cell office:value-type="string" calcext:value-type="string">
            <text:p>grazing angle [rad]</text:p>
          </table:table-cell>
          <table:table-cell office:value-type="string" calcext:value-type="string">
            <text:p>projected size [m]</text:p>
          </table:table-cell>
          <table:table-cell office:value-type="string" calcext:value-type="string">
            <text:p>Accepted NA</text:p>
          </table:table-cell>
          <table:table-cell office:value-type="string" calcext:value-type="string">
            <text:p>divergence [rad]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Un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e V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4"/>
          <table:table-cell table:style-name="ce11" office:value-type="float" office:value="0.0000127" calcext:value-type="float">
            <text:p>1.27E-0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07554000000000" calcext:value-type="float">
            <text:p>5.08E+14</text:p>
          </table:table-cell>
          <table:table-cell office:value-type="string" calcext:value-type="string">
            <text:p>photons/s/0.1%b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e 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table:style-name="ce11" office:value-type="float" office:value="0.0000154" calcext:value-type="float">
            <text:p>1.54E-05</text:p>
          </table:table-cell>
          <table:table-cell office:value-type="float" office:value="1" calcext:value-type="float">
            <text:p>1</text:p>
          </table:table-cell>
          <table:table-cell table:style-name="ce11" table:formula="of:=[.K49]*[.J50]" office:value-type="float" office:value="507554000000000" calcext:value-type="float">
            <text:p>5.08E+14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 monochomator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4"/>
          <table:table-cell table:style-name="ce11"/>
          <table:table-cell office:value-type="float" office:value="1" calcext:value-type="float">
            <text:p>1</text:p>
          </table:table-cell>
          <table:table-cell table:style-name="ce11" table:formula="of:=[.K50]*[.J51]*[.D51]/[.D50]" office:value-type="float" office:value="5075540000000000" calcext:value-type="float">
            <text:p>5.08E+15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t SSV V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11" table:formula="of:=[.I49]" office:value-type="float" office:value="0.0000127" calcext:value-type="float">
            <text:p>1.27E-05</text:p>
          </table:table-cell>
          <table:table-cell office:value-type="float" office:value="1" calcext:value-type="float">
            <text:p>1</text:p>
          </table:table-cell>
          <table:table-cell table:style-name="ce11" table:formula="of:=[.K51]*[.J52]" office:value-type="float" office:value="5075540000000000" calcext:value-type="float">
            <text:p>5.08E+15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t SSV H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formula="of:=[.I50]*[.B51]/([.B53]-[.B51])" office:value-type="float" office:value="0.0000368033898305085" calcext:value-type="float">
            <text:p>3.68033898305085E-05</text:p>
          </table:table-cell>
          <table:table-cell office:value-type="float" office:value="1" calcext:value-type="float">
            <text:p>1</text:p>
          </table:table-cell>
          <table:table-cell table:style-name="ce11" table:formula="of:=[.K52]*[.J53]" office:value-type="float" office:value="5075540000000000" calcext:value-type="float">
            <text:p>5.08E+15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 VFM</text:p>
          </table:table-cell>
          <table:table-cell office:value-type="float" office:value="189.95" calcext:value-type="float">
            <text:p>189.95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table:formula="of:=[.E54]*SIN([.F54])" office:value-type="float" office:value="0.000899966250379685" calcext:value-type="float">
            <text:p>0.00089996625038</text:p>
          </table:table-cell>
          <table:table-cell table:formula="of:=[.G54]/([.B54])" office:value-type="float" office:value="0.00000473791129444425" calcext:value-type="float">
            <text:p>4.73791129444425E-06</text:p>
          </table:table-cell>
          <table:table-cell/>
          <table:table-cell table:formula="of:=[.H54]/[.I52]" office:value-type="float" office:value="0.373063881452303" calcext:value-type="float">
            <text:p>0.373063881452303</text:p>
          </table:table-cell>
          <table:table-cell table:formula="of:=[.K53]*[.J54]" office:value-type="float" office:value="1.89350065286642E+015" calcext:value-type="float">
            <text:p>1.89350065286642E+015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 HFM</text:p>
          </table:table-cell>
          <table:table-cell office:value-type="float" office:value="189.9" calcext:value-type="float">
            <text:p>189.9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table:formula="of:=[.E55]*SIN([.F55])" office:value-type="float" office:value="0.00038998537516453" calcext:value-type="float">
            <text:p>0.000389985375165</text:p>
          </table:table-cell>
          <table:table-cell table:formula="of:=[.G55]/([.B55]-[.B53])" office:value-type="float" office:value="0.00000260163692571401" calcext:value-type="float">
            <text:p>2.60163692571401E-06</text:p>
          </table:table-cell>
          <table:table-cell table:style-name="ce11"/>
          <table:table-cell table:formula="of:=[.H55]/[.I53]" office:value-type="float" office:value="0.070690143970308" calcext:value-type="float">
            <text:p>0.070690143970308</text:p>
          </table:table-cell>
          <table:table-cell table:formula="of:=[.K54]*[.J55]" office:value-type="float" office:value="133851833759000" calcext:value-type="float">
            <text:p>133851833759000</text:p>
          </table:table-cell>
          <table:table-cell office:value-type="string" calcext:value-type="string">
            <text:p>photons/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4:46:03.689863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0T14:46:07.229824240</meta:creation-date>
    <meta:editing-duration>P2DT20H29M59S</meta:editing-duration>
    <meta:editing-cycles>13</meta:editing-cycles>
    <meta:generator>LibreOffice/6.4.7.2$Linux_X86_64 LibreOffice_project/40$Build-2</meta:generator>
    <dc:date>2025-01-13T12:17:58.186277521</dc:date>
    <meta:document-statistic meta:table-count="2" meta:cell-count="520" meta:object-count="0"/>
  </office:meta>
</office:document-meta>
</file>